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2.695cm" fo:min-width="2.465cm"/>
    </style:style>
    <style:style style:name="gr3" style:family="graphic" style:parent-style-name="objectwithoutfill">
      <style:graphic-properties draw:stroke="solid" draw:marker-end="" draw:marker-end-width="0.3cm" draw:fill="none" draw:textarea-vertical-align="middle"/>
    </style:style>
    <style:style style:name="gr4" style:family="graphic" style:parent-style-name="objectwithoutfill">
      <style:graphic-properties svg:stroke-width="0.035cm" svg:stroke-color="#111111" draw:marker-start-width="0.252cm" draw:marker-end-width="0.252cm" draw:fill="solid" draw:fill-color="#ef413d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039cm" fo:min-width="0cm"/>
    </style:style>
    <style:style style:name="gr7" style:family="graphic" style:parent-style-name="standard">
      <style:graphic-properties svg:stroke-color="#000000" draw:fill-color="#cccccc" draw:textarea-horizontal-align="justify" draw:textarea-vertical-align="middle" draw:auto-grow-height="false" fo:min-height="0.039cm" fo:min-width="0cm"/>
    </style:style>
    <style:style style:name="gr8" style:family="graphic" style:parent-style-name="standard">
      <style:graphic-properties svg:stroke-color="#000000" draw:fill-color="#dddddd" draw:textarea-horizontal-align="justify" draw:textarea-vertical-align="middle" draw:auto-grow-height="false" fo:min-height="0.04cm" fo:min-width="0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04cm" fo:min-width="0cm"/>
    </style:style>
    <style:style style:name="gr10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Object_20_with_20_no_20_fill_20_and_20_no_20_line">
      <style:graphic-properties draw:textarea-vertical-align="middle" draw:ole-draw-aspect="1" style:protect="size"/>
    </style:style>
    <style:style style:name="gr12" style:family="graphic" style:parent-style-name="standard">
      <style:graphic-properties draw:stroke="dash" draw:stroke-dash="Ultrafine_20_Dashed" svg:stroke-color="#000000" draw:fill-color="#cccccc" draw:textarea-horizontal-align="justify" draw:textarea-vertical-align="middle" draw:auto-grow-height="false" fo:min-height="0.039cm" fo:min-width="0cm"/>
    </style:style>
    <style:style style:name="gr13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0.039cm" fo:min-width="0cm"/>
    </style:style>
    <style:style style:name="gr14" style:family="graphic" style:parent-style-name="standard">
      <style:graphic-properties draw:stroke="solid" draw:stroke-dash="Ultrafine_20_Dashed" svg:stroke-color="#000000" draw:fill-color="#cccccc" draw:textarea-horizontal-align="justify" draw:textarea-vertical-align="middle" draw:auto-grow-height="false" fo:min-height="0.039cm" fo:min-width="0cm"/>
    </style:style>
    <style:style style:name="gr15" style:family="graphic" style:parent-style-name="standard">
      <style:graphic-properties draw:stroke="none" svg:stroke-color="#000000" draw:fill="none" draw:fill-color="#ffffff" fo:min-height="1.14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ef413d"/>
      <style:paragraph-properties fo:text-align="center"/>
    </style:style>
    <style:style style:name="P4" style:family="paragraph">
      <loext:graphic-properties draw:fill-color="#cccccc"/>
      <style:paragraph-properties fo:text-align="center"/>
    </style:style>
    <style:style style:name="P5" style:family="paragraph">
      <loext:graphic-properties draw:fill-color="#dddddd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text-properties fo:font-size="13pt" style:font-size-asian="13pt" style:font-size-complex="13pt"/>
    </style:style>
    <style:style style:name="P8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7cm" svg:y1="7.553cm" svg:x2="15.605cm" svg:y2="9.458cm">
          <text:p/>
        </draw:line>
        <draw:line draw:style-name="gr1" draw:text-style-name="P1" draw:layer="layout" svg:x1="17.51cm" svg:y1="7.553cm" svg:x2="15.605cm" svg:y2="9.585cm">
          <text:p/>
        </draw:line>
        <draw:line draw:style-name="gr1" draw:text-style-name="P1" draw:layer="layout" svg:x1="13.7cm" svg:y1="11.744cm" svg:x2="15.605cm" svg:y2="9.585cm">
          <text:p/>
        </draw:line>
        <draw:line draw:style-name="gr1" draw:text-style-name="P1" draw:layer="layout" svg:x1="17.383cm" svg:y1="11.617cm" svg:x2="15.605cm" svg:y2="9.458cm">
          <text:p/>
        </draw:line>
        <draw:custom-shape draw:style-name="gr2" draw:text-style-name="P2" draw:layer="layout" svg:width="4.191cm" svg:height="4.163cm" svg:x="13.573cm" svg:y="1.3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17.51cm" svg:y1="1.381cm" svg:x2="17.002cm" svg:y2="3.413cm">
          <text:p/>
        </draw:line>
        <draw:line draw:style-name="gr1" draw:text-style-name="P1" draw:layer="layout" svg:x1="14.589cm" svg:y1="3.286cm" svg:x2="13.7cm" svg:y2="1.381cm">
          <text:p/>
        </draw:line>
        <draw:line draw:style-name="gr1" draw:text-style-name="P1" draw:layer="layout" svg:x1="13.7cm" svg:y1="5.572cm" svg:x2="14.589cm" svg:y2="3.286cm">
          <text:p/>
        </draw:line>
        <draw:line draw:style-name="gr1" draw:text-style-name="P1" draw:layer="layout" svg:x1="17.51cm" svg:y1="5.572cm" svg:x2="17.002cm" svg:y2="3.286cm">
          <text:p/>
        </draw:line>
        <draw:line draw:style-name="gr3" draw:text-style-name="P1" draw:layer="layout" svg:x1="9.509cm" svg:y1="3.098cm" svg:x2="9.299cm" svg:y2="4.622cm">
          <text:p/>
        </draw:line>
        <draw:line draw:style-name="gr1" draw:text-style-name="P1" draw:layer="layout" svg:x1="8.881cm" svg:y1="7.553cm" svg:x2="9.516cm" svg:y2="10.728cm">
          <text:p/>
        </draw:line>
        <draw:line draw:style-name="gr1" draw:text-style-name="P1" draw:layer="layout" svg:x1="11.167cm" svg:y1="7.68cm" svg:x2="9.516cm" svg:y2="10.728cm">
          <text:p/>
        </draw:line>
        <draw:line draw:style-name="gr1" draw:text-style-name="P1" draw:layer="layout" svg:x1="7.592cm" svg:y1="5.76cm" svg:x2="9.328cm" svg:y2="4.603cm">
          <text:p/>
        </draw:line>
        <draw:line draw:style-name="gr1" draw:text-style-name="P1" draw:layer="layout" svg:x1="11.063cm" svg:y1="5.953cm" svg:x2="9.327cm" svg:y2="4.603cm">
          <text:p/>
        </draw:line>
        <draw:line draw:style-name="gr1" draw:text-style-name="P1" draw:layer="layout" svg:x1="7.592cm" svg:y1="5.76cm" svg:x2="11.063cm" svg:y2="5.953cm">
          <text:p/>
        </draw:line>
        <draw:path draw:style-name="gr4" draw:text-style-name="P3" draw:layer="layout" svg:width="2.506cm" svg:height="-0.001cm" draw:transform="rotate (-0.394793476801117) translate (9.52007634694374cm 3.06051306366754cm)" svg:viewBox="0 0 2507 0" svg:d="M0 0c836 0 1671 0 2507 0">
          <text:p/>
        </draw:path>
        <draw:line draw:style-name="gr5" draw:text-style-name="P1" draw:layer="layout" svg:x1="7.206cm" svg:y1="3.447cm" svg:x2="9.52cm" svg:y2="3.061cm">
          <text:p/>
        </draw:line>
        <draw:line draw:style-name="gr5" draw:text-style-name="P1" draw:layer="layout" svg:x1="9.327cm" svg:y1="4.603cm" svg:x2="7.206cm" svg:y2="3.446cm">
          <text:p/>
        </draw:line>
        <draw:path draw:style-name="gr4" draw:text-style-name="P3" draw:layer="layout" svg:width="2.572cm" svg:height="0cm" draw:transform="rotate (-2.91504891668093) translate (11.8344437290955cm 4.02541739794109cm)" svg:viewBox="0 0 2573 1" svg:d="M0 1c858-1 1715-1 2573-1">
          <text:p/>
        </draw:path>
        <draw:line draw:style-name="gr1" draw:text-style-name="P1" draw:layer="layout" svg:x1="7.592cm" svg:y1="5.76cm" svg:x2="7.206cm" svg:y2="3.446cm">
          <text:p/>
        </draw:line>
        <draw:line draw:style-name="gr1" draw:text-style-name="P1" draw:layer="layout" svg:x1="11.063cm" svg:y1="5.954cm" svg:x2="11.834cm" svg:y2="4.025cm">
          <text:p/>
        </draw:line>
        <draw:custom-shape draw:style-name="gr6" draw:text-style-name="P2" draw:layer="layout" svg:width="0.407cm" svg:height="0.407cm" svg:x="7.399cm" svg:y="5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409cm" svg:height="0.407cm" svg:x="10.87cm" svg:y="5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407cm" svg:height="0.407cm" svg:x="9.113cm" svg:y="4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749cm" svg:y1="1.325cm" svg:x2="7.206cm" svg:y2="3.446cm">
          <text:p/>
        </draw:line>
        <draw:line draw:style-name="gr1" draw:text-style-name="P1" draw:layer="layout" svg:x1="11.063cm" svg:y1="1.518cm" svg:x2="11.834cm" svg:y2="4.025cm">
          <text:p/>
        </draw:line>
        <draw:line draw:style-name="gr1" draw:text-style-name="P1" draw:layer="layout" svg:x1="8.749cm" svg:y1="1.325cm" svg:x2="11.063cm" svg:y2="1.518cm">
          <text:p/>
        </draw:line>
        <draw:line draw:style-name="gr1" draw:text-style-name="P1" draw:layer="layout" svg:x1="9.52cm" svg:y1="3.061cm" svg:x2="8.749cm" svg:y2="1.325cm">
          <text:p/>
        </draw:line>
        <draw:line draw:style-name="gr1" draw:text-style-name="P1" draw:layer="layout" svg:x1="11.063cm" svg:y1="1.518cm" svg:x2="9.52cm" svg:y2="3.061cm">
          <text:p/>
        </draw:line>
        <draw:custom-shape draw:style-name="gr6" draw:text-style-name="P2" draw:layer="layout" svg:width="0.409cm" svg:height="0.407cm" svg:x="8.533cm" svg:y="1.13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5" draw:layer="layout" svg:width="0.407cm" svg:height="0.408cm" svg:x="9.327cm" svg:y="2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409cm" svg:height="0.407cm" svg:x="10.87cm" svg:y="1.3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2" draw:layer="layout" svg:width="0.408cm" svg:height="0.408cm" svg:x="7.013cm" svg:y="3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407cm" svg:height="0.409cm" svg:x="11.641cm" svg:y="3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726cm" svg:y1="11.927cm" svg:x2="9.462cm" svg:y2="10.77cm">
          <text:p/>
        </draw:line>
        <draw:line draw:style-name="gr1" draw:text-style-name="P1" draw:layer="layout" svg:x1="11.197cm" svg:y1="12.12cm" svg:x2="9.461cm" svg:y2="10.77cm">
          <text:p/>
        </draw:line>
        <draw:line draw:style-name="gr1" draw:text-style-name="P1" draw:layer="layout" svg:x1="7.726cm" svg:y1="11.927cm" svg:x2="11.197cm" svg:y2="12.12cm">
          <text:p/>
        </draw:line>
        <draw:line draw:style-name="gr5" draw:text-style-name="P1" draw:layer="layout" svg:x1="9.461cm" svg:y1="10.77cm" svg:x2="7.34cm" svg:y2="9.613cm">
          <text:p/>
        </draw:line>
        <draw:path draw:style-name="gr4" draw:text-style-name="P3" draw:layer="layout" svg:width="2.572cm" svg:height="0cm" draw:transform="rotate (-2.91504891668093) translate (11.9684437290955cm 10.1924173979411cm)" svg:viewBox="0 0 2573 1" svg:d="M0 1c858-1 1715-1 2573-1">
          <text:p/>
        </draw:path>
        <draw:line draw:style-name="gr1" draw:text-style-name="P1" draw:layer="layout" svg:x1="7.726cm" svg:y1="11.927cm" svg:x2="7.34cm" svg:y2="9.613cm">
          <text:p/>
        </draw:line>
        <draw:line draw:style-name="gr1" draw:text-style-name="P1" draw:layer="layout" svg:x1="11.197cm" svg:y1="12.121cm" svg:x2="11.968cm" svg:y2="10.192cm">
          <text:p/>
        </draw:line>
        <draw:custom-shape draw:style-name="gr6" draw:text-style-name="P2" draw:layer="layout" svg:width="0.407cm" svg:height="0.407cm" svg:x="7.533cm" svg:y="11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409cm" svg:height="0.407cm" svg:x="11.004cm" svg:y="11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407cm" svg:height="0.407cm" svg:x="9.247cm" svg:y="10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883cm" svg:y1="7.492cm" svg:x2="7.34cm" svg:y2="9.613cm">
          <text:p/>
        </draw:line>
        <draw:line draw:style-name="gr1" draw:text-style-name="P1" draw:layer="layout" svg:x1="11.197cm" svg:y1="7.685cm" svg:x2="11.968cm" svg:y2="10.192cm">
          <text:p/>
        </draw:line>
        <draw:line draw:style-name="gr1" draw:text-style-name="P1" draw:layer="layout" svg:x1="8.883cm" svg:y1="7.492cm" svg:x2="11.197cm" svg:y2="7.685cm">
          <text:p/>
        </draw:line>
        <draw:custom-shape draw:style-name="gr6" draw:text-style-name="P2" draw:layer="layout" svg:width="0.409cm" svg:height="0.407cm" svg:x="8.667cm" svg:y="7.2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2" draw:layer="layout" svg:width="0.409cm" svg:height="0.407cm" svg:x="11.004cm" svg:y="7.4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2" draw:layer="layout" svg:width="0.408cm" svg:height="0.408cm" svg:x="7.147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407cm" svg:height="0.409cm" svg:x="11.775cm" svg:y="9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727cm" svg:y1="11.927cm" svg:x2="11.198cm" svg:y2="12.12cm">
          <text:p/>
        </draw:line>
        <draw:line draw:style-name="gr1" draw:text-style-name="P1" draw:layer="layout" svg:x1="7.727cm" svg:y1="11.927cm" svg:x2="7.341cm" svg:y2="9.613cm">
          <text:p/>
        </draw:line>
        <draw:line draw:style-name="gr1" draw:text-style-name="P1" draw:layer="layout" svg:x1="11.198cm" svg:y1="12.121cm" svg:x2="11.969cm" svg:y2="10.192cm">
          <text:p/>
        </draw:line>
        <draw:custom-shape draw:style-name="gr6" draw:text-style-name="P2" draw:layer="layout" svg:width="0.407cm" svg:height="0.407cm" svg:x="7.534cm" svg:y="11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409cm" svg:height="0.407cm" svg:x="11.005cm" svg:y="11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884cm" svg:y1="7.492cm" svg:x2="7.341cm" svg:y2="9.613cm">
          <text:p/>
        </draw:line>
        <draw:line draw:style-name="gr1" draw:text-style-name="P1" draw:layer="layout" svg:x1="11.198cm" svg:y1="7.685cm" svg:x2="11.969cm" svg:y2="10.192cm">
          <text:p/>
        </draw:line>
        <draw:line draw:style-name="gr1" draw:text-style-name="P1" draw:layer="layout" svg:x1="8.884cm" svg:y1="7.492cm" svg:x2="11.198cm" svg:y2="7.685cm">
          <text:p/>
        </draw:line>
        <draw:custom-shape draw:style-name="gr6" draw:text-style-name="P2" draw:layer="layout" svg:width="0.409cm" svg:height="0.407cm" svg:x="8.668cm" svg:y="7.2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2" draw:layer="layout" svg:width="0.409cm" svg:height="0.407cm" svg:x="11.005cm" svg:y="7.4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2" draw:layer="layout" svg:width="0.408cm" svg:height="0.408cm" svg:x="7.148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407cm" svg:height="0.409cm" svg:x="11.776cm" svg:y="9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9.68cm" svg:y1="6.08cm" svg:x2="9.68cm" svg:y2="7.35cm">
          <text:p/>
        </draw:line>
        <draw:frame draw:style-name="gr11" draw:text-style-name="P6" draw:layer="layout" svg:width="0.547cm" svg:height="0.53cm" svg:x="10.061cm" svg:y="2.71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1" draw:text-style-name="P6" draw:layer="layout" svg:width="0.501cm" svg:height="0.53cm" svg:x="9.179cm" svg:y="4.74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1" draw:text-style-name="P6" draw:layer="layout" svg:width="0.597cm" svg:height="0.53cm" svg:x="9.433cm" svg:y="3.58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1" draw:text-style-name="P6" draw:layer="layout" svg:width="0.501cm" svg:height="0.53cm" svg:x="9.262cm" svg:y="10.91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5" draw:text-style-name="P1" draw:layer="layout" svg:x1="3.585cm" svg:y1="3.041cm" svg:x2="3.331cm" svg:y2="4.565cm">
          <text:p/>
        </draw:line>
        <draw:line draw:style-name="gr1" draw:text-style-name="P1" draw:layer="layout" svg:x1="1.624cm" svg:y1="5.764cm" svg:x2="3.36cm" svg:y2="4.607cm">
          <text:p/>
        </draw:line>
        <draw:line draw:style-name="gr1" draw:text-style-name="P1" draw:layer="layout" svg:x1="5.095cm" svg:y1="5.957cm" svg:x2="3.359cm" svg:y2="4.607cm">
          <text:p/>
        </draw:line>
        <draw:line draw:style-name="gr1" draw:text-style-name="P1" draw:layer="layout" svg:x1="1.624cm" svg:y1="5.764cm" svg:x2="5.095cm" svg:y2="5.957cm">
          <text:p/>
        </draw:line>
        <draw:path draw:style-name="gr4" draw:text-style-name="P3" draw:layer="layout" svg:width="2.506cm" svg:height="-0.001cm" draw:transform="rotate (-0.394793476801118) translate (3.55207634694374cm 3.06451306366754cm)" svg:viewBox="0 0 2507 0" svg:d="M0 0c836 0 1671 0 2507 0">
          <text:p/>
        </draw:path>
        <draw:line draw:style-name="gr5" draw:text-style-name="P1" draw:layer="layout" svg:x1="1.238cm" svg:y1="3.451cm" svg:x2="3.552cm" svg:y2="3.065cm">
          <text:p/>
        </draw:line>
        <draw:line draw:style-name="gr5" draw:text-style-name="P1" draw:layer="layout" svg:x1="3.359cm" svg:y1="4.607cm" svg:x2="1.238cm" svg:y2="3.45cm">
          <text:p/>
        </draw:line>
        <draw:path draw:style-name="gr4" draw:text-style-name="P3" draw:layer="layout" svg:width="2.572cm" svg:height="0cm" draw:transform="rotate (-2.91504891668093) translate (5.8664437290955cm 4.02941739794109cm)" svg:viewBox="0 0 2573 1" svg:d="M0 1c858-1 1715-1 2573-1">
          <text:p/>
        </draw:path>
        <draw:line draw:style-name="gr1" draw:text-style-name="P1" draw:layer="layout" svg:x1="1.624cm" svg:y1="5.764cm" svg:x2="1.238cm" svg:y2="3.45cm">
          <text:p/>
        </draw:line>
        <draw:line draw:style-name="gr1" draw:text-style-name="P1" draw:layer="layout" svg:x1="5.095cm" svg:y1="5.958cm" svg:x2="5.866cm" svg:y2="4.029cm">
          <text:p/>
        </draw:line>
        <draw:custom-shape draw:style-name="gr6" draw:text-style-name="P2" draw:layer="layout" svg:width="0.407cm" svg:height="0.407cm" svg:x="1.431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409cm" svg:height="0.407cm" svg:x="4.902cm" svg:y="5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407cm" svg:height="0.407cm" svg:x="3.145cm" svg:y="4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781cm" svg:y1="1.329cm" svg:x2="1.238cm" svg:y2="3.45cm">
          <text:p/>
        </draw:line>
        <draw:line draw:style-name="gr1" draw:text-style-name="P1" draw:layer="layout" svg:x1="5.095cm" svg:y1="1.522cm" svg:x2="5.866cm" svg:y2="4.029cm">
          <text:p/>
        </draw:line>
        <draw:line draw:style-name="gr1" draw:text-style-name="P1" draw:layer="layout" svg:x1="2.781cm" svg:y1="1.329cm" svg:x2="5.095cm" svg:y2="1.522cm">
          <text:p/>
        </draw:line>
        <draw:line draw:style-name="gr1" draw:text-style-name="P1" draw:layer="layout" svg:x1="3.552cm" svg:y1="3.065cm" svg:x2="2.781cm" svg:y2="1.329cm">
          <text:p/>
        </draw:line>
        <draw:line draw:style-name="gr1" draw:text-style-name="P1" draw:layer="layout" svg:x1="5.095cm" svg:y1="1.522cm" svg:x2="3.552cm" svg:y2="3.065cm">
          <text:p/>
        </draw:line>
        <draw:custom-shape draw:style-name="gr6" draw:text-style-name="P2" draw:layer="layout" svg:width="0.409cm" svg:height="0.407cm" svg:x="2.565cm" svg:y="1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407cm" svg:height="0.408cm" svg:x="3.359cm" svg:y="2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409cm" svg:height="0.407cm" svg:x="4.902cm" svg:y="1.3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408cm" svg:height="0.408cm" svg:x="1.045cm" svg:y="3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.623cm" svg:y1="11.917cm" svg:x2="5.094cm" svg:y2="12.11cm">
          <text:p/>
        </draw:line>
        <draw:line draw:style-name="gr1" draw:text-style-name="P1" draw:layer="layout" svg:x1="1.624cm" svg:y1="11.917cm" svg:x2="1.238cm" svg:y2="9.603cm">
          <text:p/>
        </draw:line>
        <draw:line draw:style-name="gr1" draw:text-style-name="P1" draw:layer="layout" svg:x1="5.095cm" svg:y1="12.111cm" svg:x2="5.866cm" svg:y2="10.182cm">
          <text:p/>
        </draw:line>
        <draw:line draw:style-name="gr1" draw:text-style-name="P1" draw:layer="layout" svg:x1="2.781cm" svg:y1="7.482cm" svg:x2="1.238cm" svg:y2="9.603cm">
          <text:p/>
        </draw:line>
        <draw:line draw:style-name="gr1" draw:text-style-name="P1" draw:layer="layout" svg:x1="5.095cm" svg:y1="7.675cm" svg:x2="5.866cm" svg:y2="10.182cm">
          <text:p/>
        </draw:line>
        <draw:line draw:style-name="gr1" draw:text-style-name="P1" draw:layer="layout" svg:x1="2.78cm" svg:y1="7.482cm" svg:x2="5.094cm" svg:y2="7.675cm">
          <text:p/>
        </draw:line>
        <draw:custom-shape draw:style-name="gr6" draw:text-style-name="P2" draw:layer="layout" svg:width="0.407cm" svg:height="0.409cm" svg:x="5.673cm" svg:y="3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5cm" svg:y1="9.89cm" svg:x2="2.738cm" svg:y2="7.477cm">
          <text:p/>
        </draw:line>
        <draw:line draw:style-name="gr1" draw:text-style-name="P1" draw:layer="layout" svg:x1="5.151cm" svg:y1="7.731cm" svg:x2="3.5cm" svg:y2="9.89cm">
          <text:p/>
        </draw:line>
        <draw:line draw:style-name="gr1" draw:text-style-name="P1" draw:layer="layout" svg:x1="5.786cm" svg:y1="10.144cm" svg:x2="3.5cm" svg:y2="9.89cm">
          <text:p/>
        </draw:line>
        <draw:line draw:style-name="gr1" draw:text-style-name="P1" draw:layer="layout" svg:x1="1.214cm" svg:y1="9.636cm" svg:x2="3.5cm" svg:y2="9.89cm">
          <text:p/>
        </draw:line>
        <draw:line draw:style-name="gr1" draw:text-style-name="P1" draw:layer="layout" svg:x1="1.595cm" svg:y1="11.922cm" svg:x2="3.5cm" svg:y2="9.89cm">
          <text:p/>
        </draw:line>
        <draw:line draw:style-name="gr1" draw:text-style-name="P1" draw:layer="layout" svg:x1="5.151cm" svg:y1="12.049cm" svg:x2="3.5cm" svg:y2="9.89cm">
          <text:p/>
        </draw:line>
        <draw:custom-shape draw:style-name="gr6" draw:text-style-name="P2" draw:layer="layout" svg:width="0.407cm" svg:height="0.407cm" svg:x="1.43cm" svg:y="11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408cm" svg:height="0.407cm" svg:x="4.902cm" svg:y="11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408cm" svg:height="0.407cm" svg:x="2.565cm" svg:y="7.2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408cm" svg:height="0.407cm" svg:x="4.902cm" svg:y="7.4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408cm" svg:height="0.409cm" svg:x="1.045cm" svg:y="9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407cm" svg:height="0.408cm" svg:x="5.673cm" svg:y="9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407cm" svg:height="0.408cm" svg:x="3.246cm" svg:y="9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409cm" svg:height="0.407cm" svg:x="4.903cm" svg:y="5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0.547cm" svg:height="0.53cm" svg:x="3.927cm" svg:y="2.6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1" draw:text-style-name="P6" draw:layer="layout" svg:width="0.597cm" svg:height="0.53cm" svg:x="3.585cm" svg:y="3.54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1" draw:text-style-name="P6" draw:layer="layout" svg:width="0.547cm" svg:height="0.53cm" svg:x="3.209cm" svg:y="4.71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1" draw:text-style-name="P6" draw:layer="layout" svg:width="0.424cm" svg:height="0.47cm" svg:x="3.246cm" svg:y="10.18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10" draw:text-style-name="P1" draw:layer="layout" svg:x1="3.585cm" svg:y1="6.089cm" svg:x2="3.585cm" svg:y2="7.359cm">
          <text:p/>
        </draw:line>
        <draw:custom-shape draw:style-name="gr6" draw:text-style-name="P2" draw:layer="layout" svg:width="0.409cm" svg:height="0.407cm" svg:x="13.446cm" svg:y="1.1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2" draw:layer="layout" svg:width="0.409cm" svg:height="0.407cm" svg:x="14.434cm" svg:y="3.1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2" draw:layer="layout" svg:width="0.409cm" svg:height="0.407cm" svg:x="17.256cm" svg:y="5.3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2" draw:layer="layout" svg:width="0.409cm" svg:height="0.407cm" svg:x="13.446cm" svg:y="5.3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2" draw:layer="layout" svg:width="0.409cm" svg:height="0.407cm" svg:x="17.256cm" svg:y="1.1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2" draw:layer="layout" svg:width="0.409cm" svg:height="0.407cm" svg:x="16.72cm" svg:y="3.13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4" draw:layer="layout" svg:width="0.409cm" svg:height="0.407cm" svg:x="15.478cm" svg:y="3.1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1" draw:text-style-name="P6" draw:layer="layout" svg:width="0.564cm" svg:height="0.53cm" svg:x="17.2cm" svg:y="3.0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1" draw:text-style-name="P6" draw:layer="layout" svg:width="0.547cm" svg:height="0.53cm" svg:x="13.7cm" svg:y="3.03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1" draw:text-style-name="P6" draw:layer="layout" svg:width="0.352cm" svg:height="0.47cm" svg:x="14.208cm" svg:y="1.25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1" draw:text-style-name="P6" draw:layer="layout" svg:width="0.501cm" svg:height="0.53cm" svg:x="15.507cm" svg:y="3.667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ustom-shape draw:style-name="gr6" draw:text-style-name="P2" draw:layer="layout" svg:width="0.409cm" svg:height="0.407cm" svg:x="13.446cm" svg:y="7.2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2" draw:layer="layout" svg:width="0.409cm" svg:height="0.407cm" svg:x="14.434cm" svg:y="9.33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2" draw:layer="layout" svg:width="0.409cm" svg:height="0.407cm" svg:x="17.256cm" svg:y="11.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2" draw:layer="layout" svg:width="0.409cm" svg:height="0.407cm" svg:x="13.446cm" svg:y="11.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2" draw:layer="layout" svg:width="0.409cm" svg:height="0.407cm" svg:x="17.256cm" svg:y="7.2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2" draw:layer="layout" svg:width="0.409cm" svg:height="0.407cm" svg:x="16.72cm" svg:y="9.3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4" draw:layer="layout" svg:width="0.409cm" svg:height="0.407cm" svg:x="15.478cm" svg:y="9.33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1" draw:text-style-name="P6" draw:layer="layout" svg:width="0.564cm" svg:height="0.53cm" svg:x="17.2cm" svg:y="9.18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1" draw:text-style-name="P6" draw:layer="layout" svg:width="0.547cm" svg:height="0.53cm" svg:x="13.7cm" svg:y="9.20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1" draw:text-style-name="P6" draw:layer="layout" svg:width="0.501cm" svg:height="0.53cm" svg:x="15.507cm" svg:y="9.839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line draw:style-name="gr10" draw:text-style-name="P1" draw:layer="layout" svg:x1="15.732cm" svg:y1="6.08cm" svg:x2="15.732cm" svg:y2="7.35cm">
          <text:p/>
        </draw:line>
        <draw:frame draw:style-name="gr15" draw:text-style-name="P8" draw:layer="layout" svg:width="3.175cm" svg:height="1.397cm" svg:x="2.778cm" svg:y="12.684cm">
          <draw:text-box>
            <text:p text:style-name="P7"><text:span text:style-name="T1">(a)</text:span></text:p>
          </draw:text-box>
        </draw:frame>
        <draw:frame draw:style-name="gr15" draw:text-style-name="P8" draw:layer="layout" svg:width="3.175cm" svg:height="1.397cm" svg:x="9.001cm" svg:y="12.684cm">
          <draw:text-box>
            <text:p text:style-name="P7"><text:span text:style-name="T1">(b)</text:span></text:p>
          </draw:text-box>
        </draw:frame>
        <draw:frame draw:style-name="gr15" draw:text-style-name="P8" draw:layer="layout" svg:width="3.175cm" svg:height="1.397cm" svg:x="14.97cm" svg:y="12.684cm">
          <draw:text-box>
            <text:p text:style-name="P7"><text:span text:style-name="T1">(c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2-05T13:28:00.121000000</dc:date>
    <meta:editing-duration>PT23M5S</meta:editing-duration>
    <meta:editing-cycles>5</meta:editing-cycles>
    <meta:generator>LibreOffice/6.0.0.3$Windows_X86_64 LibreOffice_project/64a0f66915f38c6217de274f0aa8e15618924765</meta:generator>
    <meta:document-statistic meta:object-count="141"/>
  </office:meta>
</office:document-meta>
</file>

<file path=Object 1/content.xml><?xml version="1.0" encoding="utf-8"?>
<math xmlns="http://www.w3.org/1998/Math/MathML" display="block">
  <semantics>
    <msub>
      <mi>v</mi>
      <mi>j</mi>
    </msub>
    <annotation encoding="StarMath 5.0">v_j</annotation>
  </semantics>
</math>
</file>

<file path=Object 10/content.xml><?xml version="1.0" encoding="utf-8"?>
<math xmlns="http://www.w3.org/1998/Math/MathML" display="block">
  <semantics>
    <msub>
      <mi>v</mi>
      <mi>j</mi>
    </msub>
    <annotation encoding="StarMath 5.0">v_j</annotation>
  </semantics>
</math>
</file>

<file path=Object 11/content.xml><?xml version="1.0" encoding="utf-8"?>
<math xmlns="http://www.w3.org/1998/Math/MathML" display="block">
  <semantics>
    <mi>t</mi>
    <annotation encoding="StarMath 5.0">t</annotation>
  </semantics>
</math>
</file>

<file path=Object 12/content.xml><?xml version="1.0" encoding="utf-8"?>
<math xmlns="http://www.w3.org/1998/Math/MathML" display="block">
  <semantics>
    <msub>
      <mi>v</mi>
      <mi>i</mi>
    </msub>
    <annotation encoding="StarMath 5.0">v_i
</annotation>
  </semantics>
</math>
</file>

<file path=Object 13/content.xml><?xml version="1.0" encoding="utf-8"?>
<math xmlns="http://www.w3.org/1998/Math/MathML" display="block">
  <semantics>
    <msub>
      <mi>v</mi>
      <mi>k</mi>
    </msub>
    <annotation encoding="StarMath 5.0">v_k</annotation>
  </semantics>
</math>
</file>

<file path=Object 14/content.xml><?xml version="1.0" encoding="utf-8"?>
<math xmlns="http://www.w3.org/1998/Math/MathML" display="block">
  <semantics>
    <msub>
      <mi>v</mi>
      <mi>j</mi>
    </msub>
    <annotation encoding="StarMath 5.0">v_j</annotation>
  </semantics>
</math>
</file>

<file path=Object 16/content.xml><?xml version="1.0" encoding="utf-8"?>
<math xmlns="http://www.w3.org/1998/Math/MathML" display="block">
  <semantics>
    <msub>
      <mi>v</mi>
      <mi>i</mi>
    </msub>
    <annotation encoding="StarMath 5.0">v_i
</annotation>
  </semantics>
</math>
</file>

<file path=Object 2/content.xml><?xml version="1.0" encoding="utf-8"?>
<math xmlns="http://www.w3.org/1998/Math/MathML" display="block">
  <semantics>
    <msub>
      <mi>v</mi>
      <mi>i</mi>
    </msub>
    <annotation encoding="StarMath 5.0">v_i</annotation>
  </semantics>
</math>
</file>

<file path=Object 3/content.xml><?xml version="1.0" encoding="utf-8"?>
<math xmlns="http://www.w3.org/1998/Math/MathML" display="block">
  <semantics>
    <msub>
      <mi>e</mi>
      <mi mathvariant="italic">ji</mi>
    </msub>
    <annotation encoding="StarMath 5.0">e_{ ji }</annotation>
  </semantics>
</math>
</file>

<file path=Object 4/content.xml><?xml version="1.0" encoding="utf-8"?>
<math xmlns="http://www.w3.org/1998/Math/MathML" display="block">
  <semantics>
    <msub>
      <mi>v</mi>
      <mi>i</mi>
    </msub>
    <annotation encoding="StarMath 5.0">v_i</annotation>
  </semantics>
</math>
</file>

<file path=Object 5/content.xml><?xml version="1.0" encoding="utf-8"?>
<math xmlns="http://www.w3.org/1998/Math/MathML" display="block">
  <semantics>
    <msub>
      <mi>v</mi>
      <mi>j</mi>
    </msub>
    <annotation encoding="StarMath 5.0">v_j</annotation>
  </semantics>
</math>
</file>

<file path=Object 6/content.xml><?xml version="1.0" encoding="utf-8"?>
<math xmlns="http://www.w3.org/1998/Math/MathML" display="block">
  <semantics>
    <msub>
      <mi>e</mi>
      <mi mathvariant="italic">ji</mi>
    </msub>
    <annotation encoding="StarMath 5.0">e_{ ji }</annotation>
  </semantics>
</math>
</file>

<file path=Object 7/content.xml><?xml version="1.0" encoding="utf-8"?>
<math xmlns="http://www.w3.org/1998/Math/MathML" display="block">
  <semantics>
    <msub>
      <mi>v</mi>
      <mi>j</mi>
    </msub>
    <annotation encoding="StarMath 5.0">v_j</annotation>
  </semantics>
</math>
</file>

<file path=Object 8/content.xml><?xml version="1.0" encoding="utf-8"?>
<math xmlns="http://www.w3.org/1998/Math/MathML" display="block">
  <semantics>
    <mi>v</mi>
    <annotation encoding="StarMath 5.0">v</annotation>
  </semantics>
</math>
</file>

<file path=Object 9/content.xml><?xml version="1.0" encoding="utf-8"?>
<math xmlns="http://www.w3.org/1998/Math/MathML" display="block">
  <semantics>
    <msub>
      <mi>v</mi>
      <mi>k</mi>
    </msub>
    <annotation encoding="StarMath 5.0">v_k</annotation>
  </semantics>
</math>
</file>